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Calibri" style:font-family-asian="Calibri" style:font-family-complex="Calibri" fo:background-color="transparent" style:use-window-font-color="true"/>
    </style:style>
    <style:style style:name="T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00"/>
    </style:style>
    <style:style style:name="T5" style:family="text">
      <style:text-properties fo:font-size="12.00pt" fo:font-weight="normal" fo:font-family="Calibri" style:font-family-asian="Calibri" style:font-family-complex="Calibri" fo:background-color="transparent" fo:color="#000000"/>
    </style:style>
    <style:style style:name="T6" style:family="text">
      <style:text-properties fo:font-size="12.00pt" fo:font-weight="normal"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fo:color="#000000"/>
    </style:style>
    <style:style style:name="T8" style:family="text">
      <style:text-properties fo:font-size="12.00pt" fo:font-weight="normal" fo:font-family="Calibri" style:font-family-asian="Calibri" style:font-family-complex="Calibri" fo:background-color="transparent" style:use-window-font-color="true"/>
    </style:style>
    <style:style style:name="T9" style:family="text">
      <style:text-properties fo:font-size="12.00pt" fo:font-weight="normal" fo:font-family="Calibri" style:font-family-asian="Calibri" style:font-family-complex="Calibri" fo:background-color="transparent" fo:color="#000000"/>
    </style:style>
    <style:style style:name="T10" style:family="text">
      <style:text-properties fo:font-size="12.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Calibri" style:font-family-asian="Calibri" style:font-family-complex="Calibri" fo:background-color="transparent" style:use-window-font-color="true"/>
    </style:style>
    <style:style style:name="T1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00"/>
    </style:style>
    <style:style style:name="T14" style:family="text">
      <style:text-properties fo:font-size="12.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Calibri" style:font-family-asian="Calibri" style:font-family-complex="Calibri" fo:background-color="transparent" style:use-window-font-color="true"/>
    </style:style>
    <style:style style:name="T2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4" style:family="text">
      <style:text-properties fo:font-size="12.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normal" fo:font-family="Calibri" style:font-family-asian="Calibri" style:font-family-complex="Calibri" fo:background-color="transparent" style:use-window-font-color="true"/>
    </style:style>
    <style:style style:name="T2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8" style:family="text">
      <style:text-properties fo:font-size="12.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Calibri" style:font-family-asian="Calibri" style:font-family-complex="Calibri" fo:background-color="transparent" style:use-window-font-color="true"/>
    </style:style>
    <style:style style:name="T31"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2" style:family="text">
      <style:text-properties fo:font-size="12.00pt" fo:font-weight="normal" fo:font-family="Calibri" style:font-family-asian="Calibri" style:font-family-complex="Calibri" fo:background-color="transparent" style:use-window-font-color="true"/>
    </style:style>
    <style:style style:name="T33"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4" style:family="text">
      <style:text-properties fo:font-size="12.00pt" fo:font-weight="normal" fo:font-family="Calibri" style:font-family-asian="Calibri" style:font-family-complex="Calibri" fo:background-color="transparent" style:use-window-font-color="true"/>
    </style:style>
    <style:style style:name="T3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6"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7" style:family="text">
      <style:text-properties fo:font-size="12.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Calibri" style:font-family-asian="Calibri" style:font-family-complex="Calibri" fo:background-color="transparent" style:use-window-font-color="true"/>
    </style:style>
    <style:style style:name="T4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6" style:family="text">
      <style:text-properties fo:font-size="12.00pt" fo:font-weight="normal" fo:font-family="Calibri" style:font-family-asian="Calibri" style:font-family-complex="Calibri" fo:background-color="transparent" style:use-window-font-color="true"/>
    </style:style>
    <style:style style:name="T47"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49" style:family="text">
      <style:text-properties fo:font-size="12.00pt" fo:font-weight="normal"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6" style:family="text">
      <style:text-properties fo:font-size="12.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office:automatic-styles>
  <office:body>
    <office:text>
      <text:p text:style-name="P1"><text:span text:style-name="T1">PR2: A.A. 2017/18: Relazione Primo progetto Intermedio 1</text:span></text:p>
      <text:p text:style-name="P1"><text:span text:style-name="T1">Alexandra Bradan (matricola 530887)</text:span></text:p>
      <text:p text:style-name="P2"><text:span text:style-name="T2"/></text:p>
      <text:p text:style-name="P2"><text:span text:style-name="T3">L'interfaccia<text:s/></text:span><text:span text:style-name="T4">DataCounter&lt;E&gt;</text:span><text:span text:style-name="T5"><text:s/></text:span><text:span text:style-name="T6">si occupa di conteggiare il numero di occorrenze di elementi di tipo E (String, nel nostro caso) in un file e le due classi che implementano tale interfaccia (</text:span><text:span text:style-name="T7">DataCounterHashTable</text:span><text:span text:style-name="T8"><text:s/>e<text:s/></text:span><text:span text:style-name="T9">DataCounterTreeMap</text:span><text:span text:style-name="T10">) utilizzano come strutture dati, rispettivamente, una HashTable ed un TreeMap.</text:span></text:p>
      <text:p text:style-name="P2"><text:span text:style-name="T11"/></text:p>
      <text:p text:style-name="P2"><text:span text:style-name="T12">L'implementazione della classe<text:s/></text:span><text:span text:style-name="T13">DataCounterHashTable</text:span><text:span text:style-name="T14"><text:s/>procede dichiarando una mappa, che nel costruttore verra' istanziata ad Hashtable, ed implementando i metodi dell'interfaccia :</text:span></text:p>
      <text:p text:style-name="P2"><text:span text:style-name="T15"/></text:p>
      <text:p text:style-name="P2"><text:span text:style-name="T16">METODO void incCount (E data)</text:span></text:p>
      <text:p text:style-name="P2"><text:span text:style-name="T16">= incrementa il valore associato alla chiave data di tipo E restituito dal metodo "getCount(E data)", presente a sua volta nella classe;</text:span></text:p>
      <text:p text:style-name="P2"><text:span text:style-name="T17"/></text:p>
      <text:p text:style-name="P2"><text:span text:style-name="T18">METODO int getCount (E data)</text:span></text:p>
      <text:p text:style-name="P2"><text:span text:style-name="T18">= fa ausilio del metodo "get(Object key)" implementato dalle mappe, che restituisce il valore associato alla chiave data di tipo E, oppure null se la chiave non ha associato nessun valore. Nell'implementazione, dato che il metodo getCount deve restituire un valore intero, se la get restituisce null la getCount restituisce 0, altrimenti il valore numerico restituito dalla get;</text:span></text:p>
      <text:p text:style-name="P2"><text:span text:style-name="T19"/></text:p>
      <text:p text:style-name="P2"><text:span text:style-name="T20">METODO int size()</text:span></text:p>
      <text:p text:style-name="P2"><text:span text:style-name="T20">= fa ausilio del metodo "size()" implementato dalle mappe, che restituisce il numero delle chiavi presenti nella<text:s text:c="2"/>mappa;</text:span></text:p>
      <text:p text:style-name="P2"><text:span text:style-name="T21"/></text:p>
      <text:p text:style-name="P2"><text:span text:style-name="T22">METODO Iterator&lt;DataCounter&lt;E&gt; getIterator()</text:span></text:p>
      <text:p text:style-name="P2"><text:span text:style-name="T22">= fa ausilio del metodo "iterator()" implementato dagli insiemi, trasformando la nostra mappa in un insieme di chiavi, chiamandovi il suddetto metodo per ottenere un iteratore sugli insieme e passansolo come paramentro ad una classe (</text:span><text:span text:style-name="T23">MyIterator</text:span><text:span text:style-name="T24">) che costruisce a sua volta un iteratore, provedendo ad invalidare il metodo "remove" (per i metodi "hasNext e "next" si richiamano i metodi dell'iteratore-parametro)</text:span></text:p>
      <text:p text:style-name="P2"><text:span text:style-name="T25"/></text:p>
      <text:p text:style-name="P2"><text:span text:style-name="T25"/></text:p>
      <text:p text:style-name="P2"><text:span text:style-name="T25"/></text:p>
      <text:p text:style-name="P2"><text:span text:style-name="T26">L'implementazione della classe<text:s/></text:span><text:span text:style-name="T27">DataCounterTreeSet</text:span><text:span text:style-name="T28"><text:s/>e' analoga a quella della classe DataCounterHashTable, con la differenza che il costuttore che costruisce il TreeMap, opera gia' un ordinamento naturale per le chiavi (nel nostro caso, avendo come chiavi delle stringhe, l'ordinamento naturale sara' effettuato seconfo l'ordine lessicografico delle suddette).</text:span></text:p>
      <text:p text:style-name="P2"><text:span text:style-name="T29"/></text:p>
      <text:p text:style-name="P2"><text:span text:style-name="T29"/></text:p>
      <text:p text:style-name="P2"><text:span text:style-name="T29"/></text:p>
      <text:p text:style-name="P2"><text:span text:style-name="T30">Infine, si testano i metodi delle classi DataCounterHashTable e DataCounterTreeMap nella classe<text:s/></text:span><text:span text:style-name="T31">DataCounterTester.</text:span><text:span text:style-name="T32"><text:s/>Il compito di tale classe consiste principalmente nel selezionare e leggere un file di testo, tramite l'ausilio di un FileReader e di un BufferReader(*). Il file viene letto riga per riga, ogni riga viene passata alla classe<text:s/></text:span><text:span text:style-name="T33">Utilities</text:span><text:span text:style-name="T34">, che la ripulisce dai sengni di punteggiatura (replaceAll("[[^</text:span><text:a xlink:href="//w//d//s"><text:span text:style-name="T36">\\w\\d\\s</text:span></text:a><text:span text:style-name="T37">àèéìòù]]", " "))(**), converte le lettere maiuscole in minuscole(toLowerCase()), divide ogni riga in parole, spezzando quest'ultima ogni qualvolta incontra uno o piu' spazi(split("\\s+")) ed inserisce ciascuna parola (***) all'interno di una HashTable (frequencies) e di un TreeMap (frequencies2), invocando il metodo "incCount".</text:span></text:p>
      <text:p text:style-name="P2"><text:span text:style-name="T38"/></text:p>
      <text:p text:style-name="P2"><text:span text:style-name="T39">A lettura terminata del file, la classe DataCounterTester richiede alla classe Utilities di stampare il risultato della frequenza delle parole nel file. La stampa deve avvenire per ordine decrescente di frequenza ed a parita' di frequenza per ordine lessicografico delle parole. Cio' si traduce nell'esigenza di avere la HashTable ed il TreeMap ordinati secondo questo criterio. Per questo motivo, la classe Utilities si serve di una classe SortMap, che presa una mappa appartenente alla classe DataCounterHashTable o DataCounterTreeMap, provvederà ad inserirla in una struttura ordinata. Per preferenza personale nel visualizzare l'ordinamento, mi sono servita di un<text:s text:c="2"/>SortedSet avvente come singoli elementi le coppie (chieve, valore) della mappa. La costruzione del SortedSet avviene, istanziando quest'ultimo a TreeSet ed operando un ordinamento secondo valori decrescenti, ed a parità di valore, secondo ordine lessicografico delle chiavi (****).La classe SortMap provvede poi, attraverso il metodo "getSortedSetIterator" a restituire un iteratore del nostro insieme ordinato, che verrà utilizzato nella classe Utilities per stampare il risultato atteso.</text:span></text:p>
      <text:p text:style-name="P2"><text:span text:style-name="T40"/></text:p>
      <text:p text:style-name="P2"><text:span text:style-name="T40"/></text:p>
      <text:p text:style-name="P2"><text:span text:style-name="T41">(*) Tutte le operazioni presenti nel main della classe DataCounterHashTester vengono eseguite all'interno di un ciclo "try - catch", in quanto bisogna verificare che non sorgano errori nella lettura del nostro file (qualora subentrassero errori viene stampato un messaggio relativo a schermo).</text:span></text:p>
      <text:p text:style-name="P2"><text:span text:style-name="T42"/></text:p>
      <text:p text:style-name="P2"><text:span text:style-name="T43">(**) mantenendo solo i caratteri che sono lettere(\\w), numeri (</text:span><text:a xlink:href="//d/"><text:span text:style-name="T45">\\d</text:span></text:a><text:span text:style-name="T46">) e spazi (</text:span><text:a xlink:href="//s))/"><text:span text:style-name="T48">\\s))</text:span></text:a><text:span text:style-name="T49"><text:s/>e rimpiazzando i rimanenti con uno psazio vuoto.</text:span></text:p>
      <text:p text:style-name="P2"><text:span text:style-name="T50"/></text:p>
      <text:p text:style-name="P2"><text:span text:style-name="T51">(***) solamente se non si tratta di una stringa vuota (ossia la stringa deve contenere almeno un carattere lecito, dopo essere stata ripulita, per poter essere inserita).</text:span></text:p>
      <text:p text:style-name="P2"><text:span text:style-name="T52"/></text:p>
      <text:p text:style-name="P2"><text:span text:style-name="T53">(****) per effettuare tale ordinamento, quando vado a costuire il mio TreeSet, gli passo una "regola" da seguire per ordinare i suoi elementi, implementando il metodo "compare" dell'interfaccia Comparable.</text:span></text:p>
      <text:p text:style-name="P2"><text:span text:style-name="T54"/></text:p>
      <text:p text:style-name="P2"><text:span text:style-name="T54"/></text:p>
      <text:p text:style-name="P2"><text:span text:style-name="T54"/></text:p>
      <text:p text:style-name="P2"><text:span text:style-name="T54"/></text:p>
      <text:p text:style-name="P2"><text:span text:style-name="T55">CONCLUSIONI</text:span></text:p>
      <text:p text:style-name="P2"><text:span text:style-name="T56">Essendo le<text:s text:c="2"/>due classi, DataCounterHashTable e DataCounterTreeMap uguali (escluse le stutture dati utilizzate per memorizzare le associazioni tra le chiavi ed i valori), le ho implementate in maniera identica, anche se ovviamente dal punto di vista dell’efficienza, un TreeMap avendo gia’ un ordinamento naturale per le chiavi, risulta una scelta migliore di una HashTable, che invece non lo possiede. Tale effecienza ho cercato di riproporla quando sono andata ad ordinare le due stutture dati. Innanzittutto, per un riusco del codice maggiore, ho scelto una struttura dati che potesse implementare un ordinamento predefinito da me e che potesse essere “generale” da poter ordinare indiferentemente una HashTable<text:s text:c="2"/>o un TreeMap. Ho optato quindi per un SortedeSet, istanziato a TreeSet ordinato secondo l’ordinamento desiderato. </text:span></text:p>
      <text:p text:style-name="P2"><text:span text:style-name="T57"/></text:p>
      <text:p text:style-name="P2"><text:span text:style-name="T58">PER COMPILARE IL CODICE USARE: javac DataCounterTester.java</text:span></text:p>
      <text:p text:style-name="P2"><text:span text:style-name="T58">PER ESEGUIRE IL CODICE USARE: java DataCounterTester</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